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5.014cm" presentation:class="outline" presentation:user-transformed="true">
          <draw:text-box>
            <text:list text:style-name="L1">
              <text:list-item>
                <text:p>__transaction_relaxed compound-statement</text:p>
                <text:p/>
              </text:list-item>
              <text:list-item>
                <text:p>(UB) <text:s/></text:p>
                <text:p>A goto or switch not to use to transfer control into a transaction statement. </text:p>
              </text:list-item>
              <text:list-item>
                <text:p>allowed</text:p>
                <text:p>A goto, break, return, or continue statement may be used to transfer control out of a transaction statement.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outline">
          <draw:text-box>
            <text:list text:style-name="L1">
              <text:list-item>
                <text:p>Implementation defined allowed ex. Int, char sizes diff. On diff. mach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23:53:12.373101114</meta:creation-date>
    <dc:date>2018-12-16T00:40:08.770389593</dc:date>
    <meta:editing-duration>PT26M40S</meta:editing-duration>
    <meta:editing-cycles>4</meta:editing-cycles>
    <meta:generator>LibreOffice/5.4.6.2$Linux_x86 LibreOffice_project/40m0$Build-2</meta:generator>
    <meta:document-statistic meta:object-count="29"/>
  </office:meta>
</office:document-meta>
</file>